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line-height="100%" fo:orphans="2" fo:widows="2" fo:text-indent="0in" style:auto-text-indent="false"/>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Text_20_body">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style:style>
    <style:style style:name="P4" style:family="paragraph" style:parent-style-name="Text_20_body">
      <style:paragraph-properties fo:margin-left="0in" fo:margin-right="0in" fo:orphans="2" fo:widows="2" fo:text-indent="0in" style:auto-text-indent="false"/>
      <style:text-properties fo:font-variant="normal" fo:text-transform="none" fo:color="#222222" style:font-name="sans-serif" fo:font-size="9.75pt" fo:letter-spacing="normal" fo:font-style="normal" fo:font-weight="normal" loext:padding="0.0728in" loext:border="0.06pt solid #a2a9b1"/>
    </style:style>
    <style:style style:name="P5"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6" style:family="paragraph" style:parent-style-name="Text_20_body" style:list-style-name="L1">
      <style:paragraph-properties fo:margin-top="0in" fo:margin-bottom="0in" loext:contextual-spacing="false" fo:orphans="2" fo:widows="2" fo:padding="0in" fo:border="none"/>
    </style:style>
    <style:style style:name="P7" style:family="paragraph" style:parent-style-name="Text_20_body" style:list-style-name="L1">
      <style:paragraph-properties fo:margin-top="0in" fo:margin-bottom="0in" loext:contextual-spacing="false" fo:line-height="100%" fo:orphans="2" fo:widows="2" fo:padding="0in" fo:border="none"/>
    </style:style>
    <style:style style:name="T1" style:family="text">
      <style:text-properties fo:font-variant="normal" fo:text-transform="none" fo:color="#222222" style:font-name="sans-serif" fo:font-size="10.5pt" fo:letter-spacing="normal" fo:font-style="normal" fo:font-weight="bold"/>
    </style:style>
    <style:style style:name="T2" style:family="text">
      <style:text-properties fo:font-variant="normal" fo:text-transform="none" fo:color="#222222" style:font-name="sans-serif" fo:font-size="10.5pt" fo:letter-spacing="normal" fo:font-style="normal" fo:font-weight="normal"/>
    </style:style>
    <style:style style:name="T3" style:family="text">
      <style:text-properties fo:font-variant="normal" fo:text-transform="none" fo:color="#222222" style:font-name="sans-serif" fo:font-size="10.5pt" fo:letter-spacing="normal" fo:font-style="italic" fo:font-weight="normal"/>
    </style:style>
    <style:style style:name="T4" style:family="text">
      <style:text-properties fo:font-variant="normal" fo:text-transform="none" fo:color="#222222" style:font-name="sans-serif" fo:font-size="8.25pt" fo:letter-spacing="normal" fo:font-style="normal" fo:font-weight="normal"/>
    </style:style>
    <style:style style:name="T5" style:family="text">
      <style:text-properties fo:font-variant="normal" fo:text-transform="none" fo:color="#222222" style:font-name="monospace" fo:font-size="10.5pt" fo:letter-spacing="normal" fo:font-style="normal" fo:font-weight="normal"/>
    </style:style>
    <style:style style:name="T6"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7"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loext:padding-left="0in" loext:padding-right="0in" loext:padding-top="0in" loext:padding-bottom="0.0193in" loext:border-left="none" loext:border-right="none" loext:border-top="none" loext:border-bottom="0.06pt dotted #000000"/>
    </style:style>
    <style:style style:name="T8"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9"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10" style:family="text">
      <style:text-properties fo:font-variant="normal" fo:text-transform="none" fo:color="#0b0080" style:text-line-through-style="none" style:text-line-through-type="none" style:font-name="sans-serif" fo:font-size="8.25pt" fo:letter-spacing="normal" fo:font-style="italic" style:text-underline-style="none" fo:font-weight="normal" style:text-blinking="false"/>
    </style:style>
    <style:style style:name="T11" style:family="text">
      <style:text-properties fo:font-variant="normal" fo:text-transform="none" fo:color="#0b0080" style:text-line-through-style="none" style:text-line-through-type="none" style:font-name="sans-serif" fo:font-size="9pt" fo:letter-spacing="normal" fo:font-style="italic" style:text-underline-style="none" fo:font-weight="normal" style:text-blinking="false"/>
    </style:style>
    <style:style style:name="T12" style:family="text">
      <style:text-properties fo:font-variant="normal" fo:text-transform="none" fo:color="#000000" style:font-name="monospace" fo:font-size="10.5pt" fo:letter-spacing="normal" fo:font-style="normal" fo:font-weight="normal" fo:background-color="#f8f9fa" loext:char-shading-value="0" loext:padding-left="0.0417in" loext:padding-right="0.0417in" loext:padding-top="0.0193in" loext:padding-bottom="0.0193in" loext:border="0.06pt solid #eaecf0"/>
    </style:style>
    <style:style style:name="Sect1" style:family="section">
      <style:section-properties fo:background-color="#f8f9fa"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bject-oriented programming</text:span><text:span text:style-name="T2"> (</text:span><text:span text:style-name="T1">OOP</text:span><text:span text:style-name="T2">) is a </text:span><text:a xlink:type="simple" xlink:href="https://en.wikipedia.org/wiki/Programming_paradigm" text:style-name="Internet_20_link" text:visited-style-name="Visited_20_Internet_20_Link"><text:span text:style-name="T6">programming paradigm</text:span></text:a><text:span text:style-name="T2"> based on the concept of "</text:span><text:a xlink:type="simple" xlink:href="https://en.wikipedia.org/wiki/Object_(computer_science)" text:style-name="Internet_20_link" text:visited-style-name="Visited_20_Internet_20_Link"><text:span text:style-name="T6">objects</text:span></text:a><text:span text:style-name="T2">", which may contain </text:span><text:a xlink:type="simple" xlink:href="https://en.wikipedia.org/wiki/Data" text:style-name="Internet_20_link" text:visited-style-name="Visited_20_Internet_20_Link"><text:span text:style-name="T6">data</text:span></text:a><text:span text:style-name="T2">, in the form of </text:span><text:a xlink:type="simple" xlink:href="https://en.wikipedia.org/wiki/Field_(computer_science)" text:style-name="Internet_20_link" text:visited-style-name="Visited_20_Internet_20_Link"><text:span text:style-name="T6">fields</text:span></text:a><text:span text:style-name="T2">, often known as </text:span><text:span text:style-name="T3">attributes;</text:span><text:span text:style-name="T2"> and code, in the form of procedures, often known as </text:span><text:a xlink:type="simple" xlink:href="https://en.wikipedia.org/wiki/Method_(computer_science)" text:style-name="Internet_20_link" text:visited-style-name="Visited_20_Internet_20_Link"><text:span text:style-name="T8">methods</text:span></text:a><text:span text:style-name="T3">.</text:span><text:span text:style-name="T2"> A feature of objects is that an object's procedures can access and often modify the data fields of the object with which they are associated (objects have a notion of "</text:span><text:a xlink:type="simple" xlink:href="https://en.wikipedia.org/wiki/This_(computer_programming)" text:style-name="Internet_20_link" text:visited-style-name="Visited_20_Internet_20_Link"><text:span text:style-name="T6">this</text:span></text:a><text:span text:style-name="T2">" or "self"). In OOP, computer programs are designed by making them out of objects that interact with one another.</text:span><text:bookmark text:name="cite_ref-1"/><text:a xlink:type="simple" xlink:href="https://en.wikipedia.org/wiki/Object-oriented_programming#cite_note-1" text:style-name="Internet_20_link" text:visited-style-name="Visited_20_Internet_20_Link">[1]</text:a><text:bookmark text:name="cite_ref-2"/><text:a xlink:type="simple" xlink:href="https://en.wikipedia.org/wiki/Object-oriented_programming#cite_note-2" text:style-name="Internet_20_link" text:visited-style-name="Visited_20_Internet_20_Link">[2]</text:a><text:span text:style-name="T2"> There is significant diversity of OOP languages, but the most popular ones are </text:span><text:a xlink:type="simple" xlink:href="https://en.wikipedia.org/wiki/Class-based_programming" text:style-name="Internet_20_link" text:visited-style-name="Visited_20_Internet_20_Link"><text:span text:style-name="T6">class-based</text:span></text:a><text:span text:style-name="T2">, meaning that objects are </text:span><text:a xlink:type="simple" xlink:href="https://en.wikipedia.org/wiki/Instance_(computer_science)" text:style-name="Internet_20_link" text:visited-style-name="Visited_20_Internet_20_Link"><text:span text:style-name="T6">instances</text:span></text:a><text:span text:style-name="T2"> of </text:span><text:a xlink:type="simple" xlink:href="https://en.wikipedia.org/wiki/Class_(computer_science)" text:style-name="Internet_20_link" text:visited-style-name="Visited_20_Internet_20_Link"><text:span text:style-name="T6">classes</text:span></text:a><text:span text:style-name="T2">, which typically also determine their </text:span><text:a xlink:type="simple" xlink:href="https://en.wikipedia.org/wiki/Data_type" text:style-name="Internet_20_link" text:visited-style-name="Visited_20_Internet_20_Link"><text:span text:style-name="T6">type</text:span></text:a><text:span text:style-name="T2">.</text:span></text:p>
      <text:p text:style-name="P2"><text:span text:style-name="T2">Many of the most widely used programming languages (such as C++, Object Pascal, Java, Python etc.) are </text:span><text:a xlink:type="simple" xlink:href="https://en.wikipedia.org/wiki/Multi-paradigm_programming_language" text:style-name="Internet_20_link" text:visited-style-name="Visited_20_Internet_20_Link"><text:span text:style-name="T6">multi-paradigm programming languages</text:span></text:a><text:span text:style-name="T2"> that support object-oriented programming to a greater or lesser degree, typically in combination with </text:span><text:a xlink:type="simple" xlink:href="https://en.wikipedia.org/wiki/Imperative_programming" text:style-name="Internet_20_link" text:visited-style-name="Visited_20_Internet_20_Link"><text:span text:style-name="T6">imperative</text:span></text:a><text:span text:style-name="T2">, </text:span><text:a xlink:type="simple" xlink:href="https://en.wikipedia.org/wiki/Procedural_programming" text:style-name="Internet_20_link" text:visited-style-name="Visited_20_Internet_20_Link"><text:span text:style-name="T6">procedural programming</text:span></text:a><text:span text:style-name="T2">. Significant object-oriented languages include </text:span><text:a xlink:type="simple" xlink:href="https://en.wikipedia.org/wiki/Java_(programming_language)" text:style-name="Internet_20_link" text:visited-style-name="Visited_20_Internet_20_Link"><text:span text:style-name="T6">Java</text:span></text:a><text:span text:style-name="T2">, </text:span><text:a xlink:type="simple" xlink:href="https://en.wikipedia.org/wiki/C%2B%2B" text:style-name="Internet_20_link" text:visited-style-name="Visited_20_Internet_20_Link"><text:span text:style-name="T6">C++</text:span></text:a><text:span text:style-name="T2">, </text:span><text:a xlink:type="simple" xlink:href="https://en.wikipedia.org/wiki/C_Sharp_(programming_language)" text:style-name="Internet_20_link" text:visited-style-name="Visited_20_Internet_20_Link"><text:span text:style-name="T6">C#</text:span></text:a><text:span text:style-name="T2">, </text:span><text:a xlink:type="simple" xlink:href="https://en.wikipedia.org/wiki/Python_(programming_language)" text:style-name="Internet_20_link" text:visited-style-name="Visited_20_Internet_20_Link"><text:span text:style-name="T6">Python</text:span></text:a><text:span text:style-name="T2">, </text:span><text:a xlink:type="simple" xlink:href="https://en.wikipedia.org/wiki/PHP" text:style-name="Internet_20_link" text:visited-style-name="Visited_20_Internet_20_Link"><text:span text:style-name="T6">PHP</text:span></text:a><text:span text:style-name="T2">, </text:span><text:a xlink:type="simple" xlink:href="https://en.wikipedia.org/wiki/Ruby_(programming_language)" text:style-name="Internet_20_link" text:visited-style-name="Visited_20_Internet_20_Link"><text:span text:style-name="T6">Ruby</text:span></text:a><text:span text:style-name="T2">, </text:span><text:a xlink:type="simple" xlink:href="https://en.wikipedia.org/wiki/Perl" text:style-name="Internet_20_link" text:visited-style-name="Visited_20_Internet_20_Link"><text:span text:style-name="T6">Perl</text:span></text:a><text:span text:style-name="T2">, </text:span><text:a xlink:type="simple" xlink:href="https://en.wikipedia.org/wiki/Object_Pascal" text:style-name="Internet_20_link" text:visited-style-name="Visited_20_Internet_20_Link"><text:span text:style-name="T6">Object Pascal</text:span></text:a><text:span text:style-name="T2">, </text:span><text:a xlink:type="simple" xlink:href="https://en.wikipedia.org/wiki/Objective-C" text:style-name="Internet_20_link" text:visited-style-name="Visited_20_Internet_20_Link"><text:span text:style-name="T6">Objective-C</text:span></text:a><text:span text:style-name="T2">, </text:span><text:a xlink:type="simple" xlink:href="https://en.wikipedia.org/wiki/Dart_(programming_language)" text:style-name="Internet_20_link" text:visited-style-name="Visited_20_Internet_20_Link"><text:span text:style-name="T6">Dart</text:span></text:a><text:span text:style-name="T2">, </text:span><text:a xlink:type="simple" xlink:href="https://en.wikipedia.org/wiki/Swift_(programming_language)" text:style-name="Internet_20_link" text:visited-style-name="Visited_20_Internet_20_Link"><text:span text:style-name="T6">Swift</text:span></text:a><text:span text:style-name="T2">, </text:span><text:a xlink:type="simple" xlink:href="https://en.wikipedia.org/wiki/Scala_(programming_language)" text:style-name="Internet_20_link" text:visited-style-name="Visited_20_Internet_20_Link"><text:span text:style-name="T6">Scala</text:span></text:a><text:span text:style-name="T2">, </text:span><text:a xlink:type="simple" xlink:href="https://en.wikipedia.org/wiki/Common_Lisp" text:style-name="Internet_20_link" text:visited-style-name="Visited_20_Internet_20_Link"><text:span text:style-name="T6">Common Lisp</text:span></text:a><text:span text:style-name="T2">, and </text:span><text:a xlink:type="simple" xlink:href="https://en.wikipedia.org/wiki/Smalltalk" text:style-name="Internet_20_link" text:visited-style-name="Visited_20_Internet_20_Link"><text:span text:style-name="T6">Smalltalk</text:span></text:a><text:span text:style-name="T2">.</text:span></text:p>
      <text:p text:style-name="P2"><text:span text:style-name="T1">Programming paradigms</text:span><text:span text:style-name="T2"> are a way to classify </text:span><text:a xlink:type="simple" xlink:href="https://en.wikipedia.org/wiki/Programming_language" text:style-name="Internet_20_link" text:visited-style-name="Visited_20_Internet_20_Link"><text:span text:style-name="T6">programming languages</text:span></text:a><text:span text:style-name="T2"> based on their features. Languages can be classified into multiple paradigms.</text:span></text:p>
      <text:p text:style-name="P2"><text:span text:style-name="T2">Some paradigms are concerned mainly with implications for the </text:span><text:a xlink:type="simple" xlink:href="https://en.wikipedia.org/wiki/Execution_model" text:style-name="Internet_20_link" text:visited-style-name="Visited_20_Internet_20_Link"><text:span text:style-name="T6">execution model</text:span></text:a><text:span text:style-name="T2"> of the language, such as allowing </text:span><text:a xlink:type="simple" xlink:href="https://en.wikipedia.org/wiki/Side_effect_(computer_science)" text:style-name="Internet_20_link" text:visited-style-name="Visited_20_Internet_20_Link"><text:span text:style-name="T6">side effects</text:span></text:a><text:span text:style-name="T2">, or whether the sequence of operations is defined by the execution model. Other paradigms are concerned mainly with the way that code is organized, such as grouping a code into units along with the state that is modified by the code. Yet others are concerned mainly with the style of syntax and grammar.</text:span></text:p>
      <text:p text:style-name="P3">Common programming paradigms include:</text:p>
      <text:list xml:id="list3120618247022297870" text:style-name="L1">
        <text:list-item>
          <text:p text:style-name="P5"><text:a xlink:type="simple" xlink:href="https://en.wikipedia.org/wiki/Imperative_programming" text:style-name="Internet_20_link" text:visited-style-name="Visited_20_Internet_20_Link"><text:span text:style-name="T6">imperative</text:span></text:a><text:span text:style-name="T2"> which allows side effects,</text:span></text:p>
          <text:list>
            <text:list-item>
              <text:p text:style-name="P5"><text:a xlink:type="simple" xlink:href="https://en.wikipedia.org/wiki/Object-oriented_programming" text:style-name="Internet_20_link" text:visited-style-name="Visited_20_Internet_20_Link"><text:span text:style-name="T6">object-oriented</text:span></text:a><text:span text:style-name="T2"> which groups code together with the state the code modifies,</text:span></text:p>
            </text:list-item>
            <text:list-item>
              <text:p text:style-name="P6"><text:a xlink:type="simple" xlink:href="https://en.wikipedia.org/wiki/Procedural_programming" text:style-name="Internet_20_link" text:visited-style-name="Visited_20_Internet_20_Link"><text:span text:style-name="T6">procedural</text:span></text:a><text:span text:style-name="T2"> which groups code into functions,</text:span></text:p>
            </text:list-item>
          </text:list>
        </text:list-item>
        <text:list-item>
          <text:p text:style-name="P6"><text:a xlink:type="simple" xlink:href="https://en.wikipedia.org/wiki/Declarative_programming" text:style-name="Internet_20_link" text:visited-style-name="Visited_20_Internet_20_Link"><text:span text:style-name="T6">declarative</text:span></text:a><text:span text:style-name="T2"> which does not state the order in which operations execute,</text:span></text:p>
          <text:list>
            <text:list-item>
              <text:p text:style-name="P5"><text:a xlink:type="simple" xlink:href="https://en.wikipedia.org/wiki/Functional_programming" text:style-name="Internet_20_link" text:visited-style-name="Visited_20_Internet_20_Link"><text:span text:style-name="T6">functional</text:span></text:a><text:span text:style-name="T2"> which disallows side effects,</text:span></text:p>
            </text:list-item>
            <text:list-item>
              <text:p text:style-name="P6"><text:a xlink:type="simple" xlink:href="https://en.wikipedia.org/wiki/Logic_programming" text:style-name="Internet_20_link" text:visited-style-name="Visited_20_Internet_20_Link"><text:span text:style-name="T6">logic</text:span></text:a><text:span text:style-name="T2"> which has a particular style of execution model coupled to a particular style of syntax and grammar, and</text:span></text:p>
            </text:list-item>
          </text:list>
        </text:list-item>
        <text:list-item>
          <text:p text:style-name="P7"><text:a xlink:type="simple" xlink:href="https://en.wikipedia.org/wiki/Symbolic_programming" text:style-name="Internet_20_link" text:visited-style-name="Visited_20_Internet_20_Link"><text:span text:style-name="T6">symbolic</text:span></text:a><text:span text:style-name="T2"> programming which has a particular style of syntax and grammar.</text:span><text:bookmark text:name="cite_ref-11"/><text:a xlink:type="simple" xlink:href="https://en.wikipedia.org/wiki/Programming_paradigm#cite_note-1" text:style-name="Internet_20_link" text:visited-style-name="Visited_20_Internet_20_Link">[1]</text:a><text:bookmark text:name="cite_ref-21"/><text:a xlink:type="simple" xlink:href="https://en.wikipedia.org/wiki/Programming_paradigm#cite_note-2" text:style-name="Internet_20_link" text:visited-style-name="Visited_20_Internet_20_Link">[2]</text:a><text:bookmark text:name="cite_ref-symbolic-programming-lisp_3-0"/><text:a xlink:type="simple" xlink:href="https://en.wikipedia.org/wiki/Programming_paradigm#cite_note-symbolic-programming-lisp-3" text:style-name="Internet_20_link" text:visited-style-name="Visited_20_Internet_20_Link">[3]</text:a></text:p>
        </text:list-item>
      </text:list>
      <text:p text:style-name="P2"><text:span text:style-name="T2">For example, languages that fall into the </text:span><text:span text:style-name="T1">imperative paradigm</text:span><text:span text:style-name="T2"> have two main features: they state the order in which operations occur, with constructs that explicitly control that order, and they allow side effects, in which state can be modified at one point in time, within one unit of code, and then later read at a different point in time inside a different unit of code. The communication between the units of code is not explicit. Meanwhile, in </text:span><text:span text:style-name="T1">object-oriented</text:span><text:span text:style-name="T2"> programming, code is organized into </text:span><text:a xlink:type="simple" xlink:href="https://en.wikipedia.org/wiki/Object_(programming)" text:style-name="Internet_20_link" text:visited-style-name="Visited_20_Internet_20_Link"><text:span text:style-name="T6">objects</text:span></text:a><text:span text:style-name="T2"> that contain state that is only modified by the code that is part of the object. Most object-oriented languages are also imperative languages. In contrast, languages that fit the </text:span><text:span text:style-name="T1">declarative paradigm</text:span><text:span text:style-name="T2"> do not state the order in which to execute operations. Instead, they supply a number of operations that are available in the system, along with the conditions under which each is allowed to execute. The implementation of the language's execution model tracks which operations are free to execute and chooses the order on its own. More at </text:span><text:a xlink:type="simple" xlink:href="https://en.wikipedia.org/wiki/Comparison_of_multi-paradigm_programming_languages" text:style-name="Internet_20_link" text:visited-style-name="Visited_20_Internet_20_Link"><text:span text:style-name="T6">Comparison of multi-paradigm programming languages</text:span></text:a><text:span text:style-name="T2">.</text:span></text:p>
      <text:p text:style-name="P2"><text:span text:style-name="T2">In </text:span><text:a xlink:type="simple" xlink:href="https://en.wikipedia.org/wiki/Computer_science" text:style-name="Internet_20_link" text:visited-style-name="Visited_20_Internet_20_Link"><text:span text:style-name="T6">computer science</text:span></text:a><text:span text:style-name="T2">, an </text:span><text:span text:style-name="T1">object</text:span><text:span text:style-name="T2"> can be a </text:span><text:a xlink:type="simple" xlink:href="https://en.wikipedia.org/wiki/Variable_(computer_science)" text:style-name="Internet_20_link" text:visited-style-name="Visited_20_Internet_20_Link"><text:span text:style-name="T6">variable</text:span></text:a><text:span text:style-name="T2">, a </text:span><text:a xlink:type="simple" xlink:href="https://en.wikipedia.org/wiki/Data_structure" text:style-name="Internet_20_link" text:visited-style-name="Visited_20_Internet_20_Link"><text:span text:style-name="T6">data structure</text:span></text:a><text:span text:style-name="T2">, a </text:span><text:a xlink:type="simple" xlink:href="https://en.wikipedia.org/wiki/Subroutine" text:style-name="Internet_20_link" text:visited-style-name="Visited_20_Internet_20_Link"><text:span text:style-name="T6">function</text:span></text:a><text:span text:style-name="T2">, or a </text:span><text:a xlink:type="simple" xlink:href="https://en.wikipedia.org/wiki/Method_(computer_programming)" text:style-name="Internet_20_link" text:visited-style-name="Visited_20_Internet_20_Link"><text:span text:style-name="T6">method</text:span></text:a><text:span text:style-name="T2">, and as such, is a </text:span><text:a xlink:type="simple" xlink:href="https://en.wikipedia.org/wiki/Memory_address" text:style-name="Internet_20_link" text:visited-style-name="Visited_20_Internet_20_Link"><text:span text:style-name="T6">location in memory</text:span></text:a><text:span text:style-name="T2"> having a </text:span><text:a xlink:type="simple" xlink:href="https://en.wikipedia.org/wiki/Value_(computer_science)" text:style-name="Internet_20_link" text:visited-style-name="Visited_20_Internet_20_Link"><text:span text:style-name="T6">value</text:span></text:a><text:span text:style-name="T2"> and referenced by an </text:span><text:a xlink:type="simple" xlink:href="https://en.wikipedia.org/wiki/Identifier_(computer_programming)" text:style-name="Internet_20_link" text:visited-style-name="Visited_20_Internet_20_Link"><text:span text:style-name="T6">identifier</text:span></text:a><text:span text:style-name="T2">.</text:span></text:p>
      <text:p text:style-name="P2"><text:span text:style-name="T2">In the </text:span><text:a xlink:type="simple" xlink:href="https://en.wikipedia.org/wiki/Class-based_programming" text:style-name="Internet_20_link" text:visited-style-name="Visited_20_Internet_20_Link"><text:span text:style-name="T6">class-based</text:span></text:a><text:span text:style-name="T2"> </text:span><text:a xlink:type="simple" xlink:href="https://en.wikipedia.org/wiki/Object-oriented_programming" text:style-name="Internet_20_link" text:visited-style-name="Visited_20_Internet_20_Link"><text:span text:style-name="T6">object-oriented programming</text:span></text:a><text:span text:style-name="T2"> paradigm, "object" refers to a particular </text:span><text:a xlink:type="simple" xlink:href="https://en.wikipedia.org/wiki/Instance_(computer_science)" text:style-name="Internet_20_link" text:visited-style-name="Visited_20_Internet_20_Link"><text:span text:style-name="T6">instance</text:span></text:a><text:span text:style-name="T2"> of a </text:span><text:a xlink:type="simple" xlink:href="https://en.wikipedia.org/wiki/Class_(computer_science)" text:style-name="Internet_20_link" text:visited-style-name="Visited_20_Internet_20_Link"><text:span text:style-name="T6">class</text:span></text:a><text:span text:style-name="T2"> where the object can be a combination of variables, functions, and data structures.</text:span></text:p>
      <text:p text:style-name="P1"><text:soft-page-break/><text:span text:style-name="T2">In </text:span><text:a xlink:type="simple" xlink:href="https://en.wikipedia.org/wiki/Relational_model" text:style-name="Internet_20_link" text:visited-style-name="Visited_20_Internet_20_Link"><text:span text:style-name="T6">relational</text:span></text:a><text:span text:style-name="T2"> </text:span><text:a xlink:type="simple" xlink:href="https://en.wikipedia.org/wiki/Database" text:style-name="Internet_20_link" text:visited-style-name="Visited_20_Internet_20_Link"><text:span text:style-name="T6">database</text:span></text:a><text:span text:style-name="T2"> management, an object can be a table or column, or an association between data and a database entity (such as relating a person's age to a specific person).</text:span><text:bookmark text:name="cite_ref-Oppel_1-0"/><text:a xlink:type="simple" xlink:href="https://en.wikipedia.org/wiki/Object_(computer_science)#cite_note-Oppel-1" text:style-name="Internet_20_link" text:visited-style-name="Visited_20_Internet_20_Link"><text:span text:style-name="T9">[1]</text:span></text:a></text:p>
      <text:p text:style-name="P1"><text:span text:style-name="T1">Data</text:span><text:span text:style-name="T2"> (</text:span><text:a xlink:type="simple" xlink:href="https://en.wikipedia.org/wiki/Help:IPA/English" text:style-name="Internet_20_link" text:visited-style-name="Visited_20_Internet_20_Link"><text:span text:style-name="T6">/</text:span></text:a><text:a xlink:type="simple" xlink:href="https://en.wikipedia.org/wiki/Help:IPA/English" text:style-name="Internet_20_link" text:visited-style-name="Visited_20_Internet_20_Link"><text:span text:style-name="T7">ˈdeɪtə</text:span></text:a><text:a xlink:type="simple" xlink:href="https://en.wikipedia.org/wiki/Help:IPA/English" text:style-name="Internet_20_link" text:visited-style-name="Visited_20_Internet_20_Link"><text:span text:style-name="T6">/</text:span></text:a><text:span text:style-name="T2"> </text:span><text:a xlink:type="simple" xlink:href="https://en.wikipedia.org/wiki/Help:Pronunciation_respelling_key" text:style-name="Internet_20_link" text:visited-style-name="Visited_20_Internet_20_Link"><text:span text:style-name="T11">DAY</text:span></text:a><text:a xlink:type="simple" xlink:href="https://en.wikipedia.org/wiki/Help:Pronunciation_respelling_key" text:style-name="Internet_20_link" text:visited-style-name="Visited_20_Internet_20_Link"><text:span text:style-name="T8">-tə</text:span></text:a><text:span text:style-name="T2">, </text:span><text:a xlink:type="simple" xlink:href="https://en.wikipedia.org/wiki/Help:IPA/English" text:style-name="Internet_20_link" text:visited-style-name="Visited_20_Internet_20_Link"><text:span text:style-name="T6">/</text:span></text:a><text:a xlink:type="simple" xlink:href="https://en.wikipedia.org/wiki/Help:IPA/English" text:style-name="Internet_20_link" text:visited-style-name="Visited_20_Internet_20_Link"><text:span text:style-name="T7">ˈdætə</text:span></text:a><text:a xlink:type="simple" xlink:href="https://en.wikipedia.org/wiki/Help:IPA/English" text:style-name="Internet_20_link" text:visited-style-name="Visited_20_Internet_20_Link"><text:span text:style-name="T6">/</text:span></text:a><text:span text:style-name="T2"> </text:span><text:a xlink:type="simple" xlink:href="https://en.wikipedia.org/wiki/Help:Pronunciation_respelling_key" text:style-name="Internet_20_link" text:visited-style-name="Visited_20_Internet_20_Link"><text:span text:style-name="T11">DAT</text:span></text:a><text:a xlink:type="simple" xlink:href="https://en.wikipedia.org/wiki/Help:Pronunciation_respelling_key" text:style-name="Internet_20_link" text:visited-style-name="Visited_20_Internet_20_Link"><text:span text:style-name="T8">-ə</text:span></text:a><text:span text:style-name="T2">, </text:span><text:a xlink:type="simple" xlink:href="https://en.wikipedia.org/wiki/Help:IPA/English" text:style-name="Internet_20_link" text:visited-style-name="Visited_20_Internet_20_Link"><text:span text:style-name="T6">/</text:span></text:a><text:a xlink:type="simple" xlink:href="https://en.wikipedia.org/wiki/Help:IPA/English" text:style-name="Internet_20_link" text:visited-style-name="Visited_20_Internet_20_Link"><text:span text:style-name="T7">ˈdɑːtə</text:span></text:a><text:a xlink:type="simple" xlink:href="https://en.wikipedia.org/wiki/Help:IPA/English" text:style-name="Internet_20_link" text:visited-style-name="Visited_20_Internet_20_Link"><text:span text:style-name="T6">/</text:span></text:a><text:span text:style-name="T2"> </text:span><text:a xlink:type="simple" xlink:href="https://en.wikipedia.org/wiki/Help:Pronunciation_respelling_key" text:style-name="Internet_20_link" text:visited-style-name="Visited_20_Internet_20_Link"><text:span text:style-name="T11">DAH</text:span></text:a><text:a xlink:type="simple" xlink:href="https://en.wikipedia.org/wiki/Help:Pronunciation_respelling_key" text:style-name="Internet_20_link" text:visited-style-name="Visited_20_Internet_20_Link"><text:span text:style-name="T8">-tə</text:span></text:a><text:span text:style-name="T2">)</text:span><text:bookmark text:name="cite_ref-12"/><text:a xlink:type="simple" xlink:href="https://en.wikipedia.org/wiki/Data#cite_note-1" text:style-name="Internet_20_link" text:visited-style-name="Visited_20_Internet_20_Link"><text:span text:style-name="T9">[1]</text:span></text:a><text:span text:style-name="T2"> is a </text:span><text:a xlink:type="simple" xlink:href="https://en.wikipedia.org/wiki/Set_(mathematics)" text:style-name="Internet_20_link" text:visited-style-name="Visited_20_Internet_20_Link"><text:span text:style-name="T6">set</text:span></text:a><text:span text:style-name="T2"> of values of </text:span><text:a xlink:type="simple" xlink:href="https://en.wikipedia.org/wiki/Qualitative_property" text:style-name="Internet_20_link" text:visited-style-name="Visited_20_Internet_20_Link"><text:span text:style-name="T6">qualitative</text:span></text:a><text:span text:style-name="T2"> or </text:span><text:a xlink:type="simple" xlink:href="https://en.wikipedia.org/wiki/Quantitative_data" text:style-name="Internet_20_link" text:visited-style-name="Visited_20_Internet_20_Link"><text:span text:style-name="T6">quantitative</text:span></text:a><text:span text:style-name="T2"> </text:span><text:a xlink:type="simple" xlink:href="https://en.wikipedia.org/wiki/Variable_(research)" text:style-name="Internet_20_link" text:visited-style-name="Visited_20_Internet_20_Link"><text:span text:style-name="T6">variables</text:span></text:a><text:span text:style-name="T2">.</text:span></text:p>
      <text:p text:style-name="P2"><text:span text:style-name="T2">Data and </text:span><text:a xlink:type="simple" xlink:href="https://en.wikipedia.org/wiki/Information" text:style-name="Internet_20_link" text:visited-style-name="Visited_20_Internet_20_Link"><text:span text:style-name="T6">information</text:span></text:a><text:span text:style-name="T2"> are often used interchangeably; however, the extent to which a set of data is informative to someone depends on the extent to which it is unexpected by that person. The amount of information content in a data stream may be characterized by its </text:span><text:a xlink:type="simple" xlink:href="https://en.wikipedia.org/wiki/Shannon_entropy" text:style-name="Internet_20_link" text:visited-style-name="Visited_20_Internet_20_Link"><text:span text:style-name="T6">Shannon entropy</text:span></text:a><text:span text:style-name="T2">.</text:span></text:p>
      <text:p text:style-name="P2"><text:span text:style-name="T2">While the concept of data is commonly associated with </text:span><text:a xlink:type="simple" xlink:href="https://en.wikipedia.org/wiki/Scientific_research" text:style-name="Internet_20_link" text:visited-style-name="Visited_20_Internet_20_Link"><text:span text:style-name="T6">scientific research</text:span></text:a><text:span text:style-name="T2">, data is collected by a huge range of organizations and institutions, including businesses (e.g., sales data, revenue, profits, </text:span><text:a xlink:type="simple" xlink:href="https://en.wikipedia.org/wiki/Stock_price" text:style-name="Internet_20_link" text:visited-style-name="Visited_20_Internet_20_Link"><text:span text:style-name="T6">stock price</text:span></text:a><text:span text:style-name="T2">), governments (e.g., </text:span><text:a xlink:type="simple" xlink:href="https://en.wikipedia.org/wiki/Crime_rate" text:style-name="Internet_20_link" text:visited-style-name="Visited_20_Internet_20_Link"><text:span text:style-name="T6">crime rates</text:span></text:a><text:span text:style-name="T2">, </text:span><text:a xlink:type="simple" xlink:href="https://en.wikipedia.org/wiki/Unemployment_rate" text:style-name="Internet_20_link" text:visited-style-name="Visited_20_Internet_20_Link"><text:span text:style-name="T6">unemployment rates</text:span></text:a><text:span text:style-name="T2">, </text:span><text:a xlink:type="simple" xlink:href="https://en.wikipedia.org/wiki/Literacy" text:style-name="Internet_20_link" text:visited-style-name="Visited_20_Internet_20_Link"><text:span text:style-name="T6">literacy</text:span></text:a><text:span text:style-name="T2"> rates) and non-governmental organizations (e.g., censuses of the number of </text:span><text:a xlink:type="simple" xlink:href="https://en.wikipedia.org/wiki/Homelessness" text:style-name="Internet_20_link" text:visited-style-name="Visited_20_Internet_20_Link"><text:span text:style-name="T6">homeless people</text:span></text:a><text:span text:style-name="T2"> by non-profit organizations).</text:span></text:p>
      <text:p text:style-name="P1"><text:span text:style-name="T2">Data is </text:span><text:a xlink:type="simple" xlink:href="https://en.wikipedia.org/wiki/Measurement" text:style-name="Internet_20_link" text:visited-style-name="Visited_20_Internet_20_Link"><text:span text:style-name="T6">measured</text:span></text:a><text:span text:style-name="T2">, </text:span><text:a xlink:type="simple" xlink:href="https://en.wikipedia.org/wiki/Data_reporting" text:style-name="Internet_20_link" text:visited-style-name="Visited_20_Internet_20_Link"><text:span text:style-name="T6">collected and reported</text:span></text:a><text:span text:style-name="T2">, and </text:span><text:a xlink:type="simple" xlink:href="https://en.wikipedia.org/wiki/Data_analysis" text:style-name="Internet_20_link" text:visited-style-name="Visited_20_Internet_20_Link"><text:span text:style-name="T6">analyzed</text:span></text:a><text:span text:style-name="T2">, whereupon it can be </text:span><text:a xlink:type="simple" xlink:href="https://en.wikipedia.org/wiki/Data_visualization" text:style-name="Internet_20_link" text:visited-style-name="Visited_20_Internet_20_Link"><text:span text:style-name="T6">visualized</text:span></text:a><text:span text:style-name="T2"> using graphs, images or other analysis tools. Data as a general </text:span><text:a xlink:type="simple" xlink:href="https://en.wikipedia.org/wiki/Concept" text:style-name="Internet_20_link" text:visited-style-name="Visited_20_Internet_20_Link"><text:span text:style-name="T6">concept</text:span></text:a><text:span text:style-name="T2"> refers to the fact that some existing </text:span><text:a xlink:type="simple" xlink:href="https://en.wikipedia.org/wiki/Information" text:style-name="Internet_20_link" text:visited-style-name="Visited_20_Internet_20_Link"><text:span text:style-name="T6">information</text:span></text:a><text:span text:style-name="T2"> or </text:span><text:a xlink:type="simple" xlink:href="https://en.wikipedia.org/wiki/Knowledge" text:style-name="Internet_20_link" text:visited-style-name="Visited_20_Internet_20_Link"><text:span text:style-name="T6">knowledge</text:span></text:a><text:span text:style-name="T2"> is </text:span><text:a xlink:type="simple" xlink:href="https://en.wikipedia.org/wiki/Knowledge_representation_and_reasoning" text:style-name="Internet_20_link" text:visited-style-name="Visited_20_Internet_20_Link"><text:span text:style-name="T8">represented</text:span></text:a><text:span text:style-name="T2"> or </text:span><text:a xlink:type="simple" xlink:href="https://en.wikipedia.org/wiki/Code" text:style-name="Internet_20_link" text:visited-style-name="Visited_20_Internet_20_Link"><text:span text:style-name="T8">coded</text:span></text:a><text:span text:style-name="T2"> in some form suitable for better usage or </text:span><text:a xlink:type="simple" xlink:href="https://en.wikipedia.org/wiki/Data_processing" text:style-name="Internet_20_link" text:visited-style-name="Visited_20_Internet_20_Link"><text:span text:style-name="T6">processing</text:span></text:a><text:span text:style-name="T2">. </text:span><text:a xlink:type="simple" xlink:href="https://en.wikipedia.org/wiki/Raw_data" text:style-name="Internet_20_link" text:visited-style-name="Visited_20_Internet_20_Link"><text:span text:style-name="T8">Raw data</text:span></text:a><text:span text:style-name="T2"> ("unprocessed data") is a collection of </text:span><text:a xlink:type="simple" xlink:href="https://en.wikipedia.org/wiki/Number" text:style-name="Internet_20_link" text:visited-style-name="Visited_20_Internet_20_Link"><text:span text:style-name="T6">numbers</text:span></text:a><text:span text:style-name="T2"> or </text:span><text:a xlink:type="simple" xlink:href="https://en.wikipedia.org/wiki/Character_(computing)" text:style-name="Internet_20_link" text:visited-style-name="Visited_20_Internet_20_Link"><text:span text:style-name="T6">characters</text:span></text:a><text:span text:style-name="T2"> before it has been "cleaned" and corrected by researchers. Raw data needs to be corrected to remove </text:span><text:a xlink:type="simple" xlink:href="https://en.wikipedia.org/wiki/Outlier" text:style-name="Internet_20_link" text:visited-style-name="Visited_20_Internet_20_Link"><text:span text:style-name="T6">outliers</text:span></text:a><text:span text:style-name="T2"> or obvious instrument or data entry errors (e.g., a thermometer reading from an outdoor Arctic location recording a tropical temperature). Data processing commonly occurs by stages, and the "processed data" from one stage may be considered the "raw data" of the next stage. </text:span><text:a xlink:type="simple" xlink:href="https://en.wikipedia.org/wiki/Field_work" text:style-name="Internet_20_link" text:visited-style-name="Visited_20_Internet_20_Link"><text:span text:style-name="T6">Field data</text:span></text:a><text:span text:style-name="T2"> is raw data that is collected in an uncontrolled "</text:span><text:a xlink:type="simple" xlink:href="https://en.wikipedia.org/wiki/In_situ" text:style-name="Internet_20_link" text:visited-style-name="Visited_20_Internet_20_Link"><text:span text:style-name="T6">in situ</text:span></text:a><text:span text:style-name="T2">" environment. </text:span><text:a xlink:type="simple" xlink:href="https://en.wikipedia.org/wiki/Experimental_data" text:style-name="Internet_20_link" text:visited-style-name="Visited_20_Internet_20_Link"><text:span text:style-name="T6">Experimental data</text:span></text:a><text:span text:style-name="T2"> is data that is generated within the context of a scientific investigation by observation and recording. Data has been described as the new </text:span><text:a xlink:type="simple" xlink:href="https://en.wikipedia.org/wiki/Petroleum" text:style-name="Internet_20_link" text:visited-style-name="Visited_20_Internet_20_Link"><text:span text:style-name="T6">oil</text:span></text:a><text:span text:style-name="T2"> of the </text:span><text:a xlink:type="simple" xlink:href="https://en.wikipedia.org/wiki/Digital_economy" text:style-name="Internet_20_link" text:visited-style-name="Visited_20_Internet_20_Link"><text:span text:style-name="T6">digital economy</text:span></text:a><text:span text:style-name="T2">.</text:span><text:bookmark text:name="cite_ref-22"/><text:a xlink:type="simple" xlink:href="https://en.wikipedia.org/wiki/Data#cite_note-2" text:style-name="Internet_20_link" text:visited-style-name="Visited_20_Internet_20_Link">[2]</text:a><text:bookmark text:name="cite_ref-3"/><text:a xlink:type="simple" xlink:href="https://en.wikipedia.org/wiki/Data#cite_note-3" text:style-name="Internet_20_link" text:visited-style-name="Visited_20_Internet_20_Link">[3]</text:a></text:p>
      <text:p text:style-name="P2"><text:span text:style-name="T2">In </text:span><text:a xlink:type="simple" xlink:href="https://en.wikipedia.org/wiki/Computer_science" text:style-name="Internet_20_link" text:visited-style-name="Visited_20_Internet_20_Link"><text:span text:style-name="T6">computer science</text:span></text:a><text:span text:style-name="T2">, data that has several parts, known as a </text:span><text:a xlink:type="simple" xlink:href="https://en.wikipedia.org/wiki/Record_(computer_science)" text:style-name="Internet_20_link" text:visited-style-name="Visited_20_Internet_20_Link"><text:span text:style-name="T8">record</text:span></text:a><text:span text:style-name="T3">,</text:span><text:span text:style-name="T2"> can be divided into </text:span><text:span text:style-name="T1">fields</text:span><text:span text:style-name="T2">. </text:span><text:a xlink:type="simple" xlink:href="https://en.wikipedia.org/wiki/Relational_database" text:style-name="Internet_20_link" text:visited-style-name="Visited_20_Internet_20_Link"><text:span text:style-name="T6">Relational databases</text:span></text:a><text:span text:style-name="T2"> arrange data as sets of </text:span><text:a xlink:type="simple" xlink:href="https://en.wikipedia.org/wiki/Database_record" text:style-name="Internet_20_link" text:visited-style-name="Visited_20_Internet_20_Link"><text:span text:style-name="T6">database records</text:span></text:a><text:span text:style-name="T2">, also called </text:span><text:a xlink:type="simple" xlink:href="https://en.wikipedia.org/wiki/Row_(database)" text:style-name="Internet_20_link" text:visited-style-name="Visited_20_Internet_20_Link"><text:span text:style-name="T6">rows</text:span></text:a><text:span text:style-name="T2">. Each record consists of several </text:span><text:span text:style-name="T3">fields</text:span><text:span text:style-name="T2">; the fields of all records form the </text:span><text:a xlink:type="simple" xlink:href="https://en.wikipedia.org/wiki/Column_(database)" text:style-name="Internet_20_link" text:visited-style-name="Visited_20_Internet_20_Link"><text:span text:style-name="T6">columns</text:span></text:a><text:span text:style-name="T2">. Examples of fields: name, gender, hair colour.</text:span></text:p>
      <text:p text:style-name="P1"><text:span text:style-name="T2">In </text:span><text:a xlink:type="simple" xlink:href="https://en.wikipedia.org/wiki/Object-oriented_programming" text:style-name="Internet_20_link" text:visited-style-name="Visited_20_Internet_20_Link"><text:span text:style-name="T6">object-oriented programming</text:span></text:a><text:span text:style-name="T2">, </text:span><text:span text:style-name="T3">field</text:span><text:span text:style-name="T2"> (also called </text:span><text:span text:style-name="T3">data member</text:span><text:span text:style-name="T2"> or </text:span><text:a xlink:type="simple" xlink:href="https://en.wikipedia.org/wiki/Member_variable" text:style-name="Internet_20_link" text:visited-style-name="Visited_20_Internet_20_Link"><text:span text:style-name="T8">member variable</text:span></text:a><text:span text:style-name="T2">) is the </text:span><text:a xlink:type="simple" xlink:href="https://en.wikipedia.org/wiki/Data" text:style-name="Internet_20_link" text:visited-style-name="Visited_20_Internet_20_Link"><text:span text:style-name="T6">data</text:span></text:a><text:span text:style-name="T2"> </text:span><text:a xlink:type="simple" xlink:href="https://en.wikipedia.org/wiki/Information_hiding" text:style-name="Internet_20_link" text:visited-style-name="Visited_20_Internet_20_Link"><text:span text:style-name="T6">encapsulated</text:span></text:a><text:span text:style-name="T2"> within a </text:span><text:a xlink:type="simple" xlink:href="https://en.wikipedia.org/wiki/Class_(computer_science)" text:style-name="Internet_20_link" text:visited-style-name="Visited_20_Internet_20_Link"><text:span text:style-name="T6">class</text:span></text:a><text:span text:style-name="T2"> or </text:span><text:a xlink:type="simple" xlink:href="https://en.wikipedia.org/wiki/Object_(object-oriented_programming)" text:style-name="Internet_20_link" text:visited-style-name="Visited_20_Internet_20_Link"><text:span text:style-name="T6">object</text:span></text:a><text:span text:style-name="T2">. In the case of a regular field (also called </text:span><text:a xlink:type="simple" xlink:href="https://en.wikipedia.org/wiki/Instance_variable" text:style-name="Internet_20_link" text:visited-style-name="Visited_20_Internet_20_Link"><text:span text:style-name="T8">instance variable</text:span></text:a><text:span text:style-name="T2">), for each instance of the object there is an </text:span><text:a xlink:type="simple" xlink:href="https://en.wikipedia.org/wiki/Instance_variable" text:style-name="Internet_20_link" text:visited-style-name="Visited_20_Internet_20_Link"><text:span text:style-name="T6">instance variable</text:span></text:a><text:span text:style-name="T2">: for example, an </text:span><text:span text:style-name="Source_20_Text"><text:span text:style-name="T12">Employee</text:span></text:span><text:span text:style-name="T2"> class has a </text:span><text:span text:style-name="Source_20_Text"><text:span text:style-name="T12">Name</text:span></text:span><text:span text:style-name="T2"> field and there is one distinct name per employee. A static field (also called </text:span><text:a xlink:type="simple" xlink:href="https://en.wikipedia.org/wiki/Class_variable" text:style-name="Internet_20_link" text:visited-style-name="Visited_20_Internet_20_Link"><text:span text:style-name="T8">class variable</text:span></text:a><text:span text:style-name="T2">) is one variable, which is shared by all instances.</text:span><text:bookmark text:name="cite_ref-13"/><text:a xlink:type="simple" xlink:href="https://en.wikipedia.org/wiki/Field_(computer_science)#cite_note-1" text:style-name="Internet_20_link" text:visited-style-name="Visited_20_Internet_20_Link"><text:span text:style-name="T9">[1]</text:span></text:a><text:span text:style-name="T2"> Fields are abstracted by </text:span><text:a xlink:type="simple" xlink:href="https://en.wikipedia.org/wiki/Property_(programming)" text:style-name="Internet_20_link" text:visited-style-name="Visited_20_Internet_20_Link"><text:span text:style-name="T6">properties</text:span></text:a><text:span text:style-name="T2">, which allow them to be read and written as if they were fields, but these can be translated to getter and setter method calls.</text:span></text:p>
      <text:p text:style-name="P2"><text:span text:style-name="T2">A </text:span><text:span text:style-name="T1">method</text:span><text:span text:style-name="T2"> in </text:span><text:a xlink:type="simple" xlink:href="https://en.wikipedia.org/wiki/Object-oriented_programming" text:style-name="Internet_20_link" text:visited-style-name="Visited_20_Internet_20_Link"><text:span text:style-name="T6">object-oriented programming</text:span></text:a><text:span text:style-name="T2"> (OOP) is a </text:span><text:a xlink:type="simple" xlink:href="https://en.wikipedia.org/wiki/Procedure_(computer_science)" text:style-name="Internet_20_link" text:visited-style-name="Visited_20_Internet_20_Link"><text:span text:style-name="T6">procedure</text:span></text:a><text:span text:style-name="T2"> associated with a </text:span><text:a xlink:type="simple" xlink:href="https://en.wikipedia.org/wiki/Message_passing" text:style-name="Internet_20_link" text:visited-style-name="Visited_20_Internet_20_Link"><text:span text:style-name="T6">message</text:span></text:a><text:span text:style-name="T2"> and an </text:span><text:a xlink:type="simple" xlink:href="https://en.wikipedia.org/wiki/Object_(computer_science)" text:style-name="Internet_20_link" text:visited-style-name="Visited_20_Internet_20_Link"><text:span text:style-name="T6">object</text:span></text:a><text:span text:style-name="T2">. An object is mostly made up of data and behavior, which form the interface that an object presents to the outside world. Data is represented as </text:span><text:a xlink:type="simple" xlink:href="https://en.wikipedia.org/wiki/Property_(programming)" text:style-name="Internet_20_link" text:visited-style-name="Visited_20_Internet_20_Link"><text:span text:style-name="T6">properties</text:span></text:a><text:span text:style-name="T2"> of the object and behavior as methods. For example, a </text:span><text:span text:style-name="Source_20_Text"><text:span text:style-name="T12">Window</text:span></text:span><text:span text:style-name="T2"> object would have methods such as </text:span><text:span text:style-name="Source_20_Text"><text:span text:style-name="T12">open</text:span></text:span><text:span text:style-name="T2"> and </text:span><text:span text:style-name="Source_20_Text"><text:span text:style-name="T12">close</text:span></text:span><text:span text:style-name="T2">, while its state (whether it is opened or closed) would be a property.</text:span></text:p>
      <text:p text:style-name="P2"><text:span text:style-name="T2">In </text:span><text:a xlink:type="simple" xlink:href="https://en.wikipedia.org/wiki/Class-based_programming" text:style-name="Internet_20_link" text:visited-style-name="Visited_20_Internet_20_Link"><text:span text:style-name="T6">class-based programming</text:span></text:a><text:span text:style-name="T2">, methods are defined in a </text:span><text:a xlink:type="simple" xlink:href="https://en.wikipedia.org/wiki/Class_(computer_science)" text:style-name="Internet_20_link" text:visited-style-name="Visited_20_Internet_20_Link"><text:span text:style-name="T6">class</text:span></text:a><text:span text:style-name="T2">, and objects are instances of a given class. One of the most important capabilities that a method provides is method overriding. The same name (e.g., </text:span><text:span text:style-name="Source_20_Text"><text:span text:style-name="T12">area</text:span></text:span><text:span text:style-name="T2">) can be used for multiple different kinds of classes. This allows the sending objects to invoke behaviors and to delegate the implementation of those behaviors to the receiving object. A method in Java programming sets the behavior of a class object. For example, an object can send an </text:span><text:span text:style-name="Source_20_Text"><text:span text:style-name="T12">area</text:span></text:span><text:span text:style-name="T2"> message to another object and the appropriate formula is invoked whether the receiving object is a </text:span><text:span text:style-name="Source_20_Text"><text:span text:style-name="T12">rectangle</text:span></text:span><text:span text:style-name="T2">, </text:span><text:span text:style-name="Source_20_Text"><text:span text:style-name="T12">circle</text:span></text:span><text:span text:style-name="T2">, </text:span><text:span text:style-name="Source_20_Text"><text:span text:style-name="T12">triangle</text:span></text:span><text:span text:style-name="T2">, etc.</text:span></text:p>
      <text:p text:style-name="P1"><text:soft-page-break/><text:span text:style-name="T2">Methods also provide the interface that other classes use to access and modify the data </text:span><text:a xlink:type="simple" xlink:href="https://en.wikipedia.org/wiki/Property_(programming)" text:style-name="Internet_20_link" text:visited-style-name="Visited_20_Internet_20_Link"><text:span text:style-name="T6">properties</text:span></text:a><text:span text:style-name="T2"> of an object. This is known as encapsulation. Encapsulation and overriding are the two primary distinguishing features between methods and procedure calls.</text:span><text:bookmark text:name="cite_ref-14"/><text:a xlink:type="simple" xlink:href="https://en.wikipedia.org/wiki/Method_(computer_programming)#cite_note-1" text:style-name="Internet_20_link" text:visited-style-name="Visited_20_Internet_20_Link"><text:span text:style-name="T9">[1]</text:span></text:a></text:p>
      <text:p text:style-name="P2"><text:span text:style-name="T1">Class-based programming</text:span><text:span text:style-name="T2">, or more commonly </text:span><text:span text:style-name="T1">class-orientation</text:span><text:span text:style-name="T2">, is a style of </text:span><text:a xlink:type="simple" xlink:href="https://en.wikipedia.org/wiki/Object-oriented_programming" text:style-name="Internet_20_link" text:visited-style-name="Visited_20_Internet_20_Link"><text:span text:style-name="T6">object-oriented programming</text:span></text:a><text:span text:style-name="T2"> (OOP) in which inheritance is achieved by defining </text:span><text:a xlink:type="simple" xlink:href="https://en.wikipedia.org/wiki/Class_(computer_science)" text:style-name="Internet_20_link" text:visited-style-name="Visited_20_Internet_20_Link"><text:span text:style-name="T8">classes</text:span></text:a><text:span text:style-name="T2"> of </text:span><text:a xlink:type="simple" xlink:href="https://en.wikipedia.org/wiki/Object_(computer_science)" text:style-name="Internet_20_link" text:visited-style-name="Visited_20_Internet_20_Link"><text:span text:style-name="T6">objects</text:span></text:a><text:span text:style-name="T2">, as opposed to the objects themselves (compare </text:span><text:a xlink:type="simple" xlink:href="https://en.wikipedia.org/wiki/Prototype-based_programming" text:style-name="Internet_20_link" text:visited-style-name="Visited_20_Internet_20_Link"><text:span text:style-name="T6">prototype-based programming</text:span></text:a><text:span text:style-name="T2">).</text:span></text:p>
      <text:p text:style-name="P2"><text:span text:style-name="T2">The most popular and developed model of OOP is a class-based model, as opposed to an object-based model. In this model, objects are entities that combine </text:span><text:a xlink:type="simple" xlink:href="https://en.wikipedia.org/wiki/State_(computer_science)" text:style-name="Internet_20_link" text:visited-style-name="Visited_20_Internet_20_Link"><text:span text:style-name="T8">state</text:span></text:a><text:span text:style-name="T2"> (i.e. data), </text:span><text:a xlink:type="simple" xlink:href="https://en.wikipedia.org/wiki/Behavior" text:style-name="Internet_20_link" text:visited-style-name="Visited_20_Internet_20_Link"><text:span text:style-name="T8">behavior</text:span></text:a><text:span text:style-name="T2"> (i.e. procedures, or </text:span><text:a xlink:type="simple" xlink:href="https://en.wikipedia.org/wiki/Method_(computer_science)" text:style-name="Internet_20_link" text:visited-style-name="Visited_20_Internet_20_Link"><text:span text:style-name="T8">methods</text:span></text:a><text:span text:style-name="T2">) and </text:span><text:a xlink:type="simple" xlink:href="https://en.wikipedia.org/wiki/Identity_(object-oriented_programming)" text:style-name="Internet_20_link" text:visited-style-name="Visited_20_Internet_20_Link"><text:span text:style-name="T8">identity</text:span></text:a><text:span text:style-name="T2"> (unique existence among all other objects). The structure and behavior of an object are defined by a </text:span><text:a xlink:type="simple" xlink:href="https://en.wikipedia.org/wiki/Class_(object-oriented_programming)" text:style-name="Internet_20_link" text:visited-style-name="Visited_20_Internet_20_Link"><text:span text:style-name="T6">class</text:span></text:a><text:span text:style-name="T2">, which is a </text:span><text:a xlink:type="simple" xlink:href="https://en.wikipedia.org/wiki/Definition" text:style-name="Internet_20_link" text:visited-style-name="Visited_20_Internet_20_Link"><text:span text:style-name="T6">definition</text:span></text:a><text:span text:style-name="T2">, or </text:span><text:a xlink:type="simple" xlink:href="https://en.wikipedia.org/wiki/Blueprint" text:style-name="Internet_20_link" text:visited-style-name="Visited_20_Internet_20_Link"><text:span text:style-name="T6">blueprint</text:span></text:a><text:span text:style-name="T2">, of all objects of a specific type. An object must be explicitly created based on a class and an object thus created is considered to be an </text:span><text:a xlink:type="simple" xlink:href="https://en.wikipedia.org/wiki/Instantiation_(computer_science)" text:style-name="Internet_20_link" text:visited-style-name="Visited_20_Internet_20_Link"><text:span text:style-name="T6">instance</text:span></text:a><text:span text:style-name="T2"> of that class. An object is similar to a </text:span><text:a xlink:type="simple" xlink:href="https://en.wikipedia.org/wiki/Data_structure" text:style-name="Internet_20_link" text:visited-style-name="Visited_20_Internet_20_Link"><text:span text:style-name="T6">structure</text:span></text:a><text:span text:style-name="T2">, with the addition of method pointers, member access control, and an implicit data member which locates instances of the class (i.e. actual objects of that class) in the class hierarchy (essential for runtime inheritance features).</text:span></text:p>
      <text:p text:style-name="P2"><text:span text:style-name="T2">In </text:span><text:a xlink:type="simple" xlink:href="https://en.wikipedia.org/wiki/Object-oriented_programming" text:style-name="Internet_20_link" text:visited-style-name="Visited_20_Internet_20_Link"><text:span text:style-name="T6">object-oriented programming</text:span></text:a><text:span text:style-name="T2"> (OOP), an </text:span><text:span text:style-name="T1">instance</text:span><text:span text:style-name="T2"> is a concrete occurrence of any </text:span><text:a xlink:type="simple" xlink:href="https://en.wikipedia.org/wiki/Object_(computer_science)" text:style-name="Internet_20_link" text:visited-style-name="Visited_20_Internet_20_Link"><text:span text:style-name="T6">object</text:span></text:a><text:span text:style-name="T2">, existing usually during the </text:span><text:a xlink:type="simple" xlink:href="https://en.wikipedia.org/wiki/Run_time_(program_lifecycle_phase)" text:style-name="Internet_20_link" text:visited-style-name="Visited_20_Internet_20_Link"><text:span text:style-name="T6">runtime</text:span></text:a><text:span text:style-name="T2"> of a computer program. Formally, "instance" is synonymous with "object" as they are each a particular value (realization), and these may be called an </text:span><text:span text:style-name="T1">instance object</text:span><text:span text:style-name="T2">; "instance" emphasizes the distinct identity of the object. The creation of an instance is called instantiation.</text:span></text:p>
      <text:p text:style-name="P2"><text:span text:style-name="T2">In </text:span><text:a xlink:type="simple" xlink:href="https://en.wikipedia.org/wiki/Class-based_programming" text:style-name="Internet_20_link" text:visited-style-name="Visited_20_Internet_20_Link"><text:span text:style-name="T6">class-based programming</text:span></text:a><text:span text:style-name="T2">, objects are created from </text:span><text:a xlink:type="simple" xlink:href="https://en.wikipedia.org/wiki/Class_(computer_programming)" text:style-name="Internet_20_link" text:visited-style-name="Visited_20_Internet_20_Link"><text:span text:style-name="T6">classes</text:span></text:a><text:span text:style-name="T2"> by </text:span><text:a xlink:type="simple" xlink:href="https://en.wikipedia.org/wiki/Subroutine" text:style-name="Internet_20_link" text:visited-style-name="Visited_20_Internet_20_Link"><text:span text:style-name="T6">subroutines</text:span></text:a><text:span text:style-name="T2"> called </text:span><text:a xlink:type="simple" xlink:href="https://en.wikipedia.org/wiki/Constructor_(object-oriented_programming)" text:style-name="Internet_20_link" text:visited-style-name="Visited_20_Internet_20_Link"><text:span text:style-name="T6">constructors</text:span></text:a><text:span text:style-name="T2">, and destroyed by </text:span><text:a xlink:type="simple" xlink:href="https://en.wikipedia.org/wiki/Destructor_(computer_programming)" text:style-name="Internet_20_link" text:visited-style-name="Visited_20_Internet_20_Link"><text:span text:style-name="T6">destructors</text:span></text:a><text:span text:style-name="T2">. An object is an instance of a class, and may be called a </text:span><text:span text:style-name="T1">class instance</text:span><text:span text:style-name="T2"> or </text:span><text:span text:style-name="T1">class object</text:span><text:span text:style-name="T2">; instantiation is then also known as construction. Not all classes can be instantiated – </text:span><text:a xlink:type="simple" xlink:href="https://en.wikipedia.org/wiki/Abstract_class" text:style-name="Internet_20_link" text:visited-style-name="Visited_20_Internet_20_Link"><text:span text:style-name="T6">abstract classes</text:span></text:a><text:span text:style-name="T2"> cannot be instantiated, while classes that can be instantiated are called </text:span><text:a xlink:type="simple" xlink:href="https://en.wikipedia.org/wiki/Concrete_class" text:style-name="Internet_20_link" text:visited-style-name="Visited_20_Internet_20_Link"><text:span text:style-name="T6">concrete classes</text:span></text:a><text:span text:style-name="T2">. In </text:span><text:a xlink:type="simple" xlink:href="https://en.wikipedia.org/wiki/Prototype-based_programming" text:style-name="Internet_20_link" text:visited-style-name="Visited_20_Internet_20_Link"><text:span text:style-name="T6">prototype-based programming</text:span></text:a><text:span text:style-name="T2">, instantiation is instead done by copying (cloning) a prototype instance.</text:span></text:p>
      <text:p text:style-name="P1"><text:span text:style-name="T2">An object may be varied in a number of ways. Each realized variation of that object is an instance of its class. Each time a </text:span><text:a xlink:type="simple" xlink:href="https://en.wikipedia.org/wiki/Process_(computing)" text:style-name="Internet_20_link" text:visited-style-name="Visited_20_Internet_20_Link"><text:span text:style-name="T6">process</text:span></text:a><text:span text:style-name="T2"> runs, it is an instance of some </text:span><text:a xlink:type="simple" xlink:href="https://en.wikipedia.org/wiki/Computer_program" text:style-name="Internet_20_link" text:visited-style-name="Visited_20_Internet_20_Link"><text:span text:style-name="T6">program</text:span></text:a><text:span text:style-name="T2">. That is, it is a member of a given class that has specified </text:span><text:a xlink:type="simple" xlink:href="https://en.wikipedia.org/wiki/Value_(computer_science)" text:style-name="Internet_20_link" text:visited-style-name="Visited_20_Internet_20_Link"><text:span text:style-name="T6">values</text:span></text:a><text:span text:style-name="T2"> rather than </text:span><text:a xlink:type="simple" xlink:href="https://en.wikipedia.org/wiki/Variable_(computer_science)" text:style-name="Internet_20_link" text:visited-style-name="Visited_20_Internet_20_Link"><text:span text:style-name="T6">variables</text:span></text:a><text:span text:style-name="T2">. In a non-programming context, you could think of "dog" as a type and your particular dog as an instance of that class.</text:span><text:bookmark text:name="cite_ref-15"/><text:a xlink:type="simple" xlink:href="https://en.wikipedia.org/wiki/Instance_(computer_science)#cite_note-1" text:style-name="Internet_20_link" text:visited-style-name="Visited_20_Internet_20_Link"><text:span text:style-name="T9">[1]</text:span></text:a></text:p>
      <text:p text:style-name="P2"><text:span text:style-name="T2">An important distinction is between the </text:span><text:a xlink:type="simple" xlink:href="https://en.wikipedia.org/wiki/Data_type" text:style-name="Internet_20_link" text:visited-style-name="Visited_20_Internet_20_Link"><text:span text:style-name="T6">data type</text:span></text:a><text:span text:style-name="T2">, which is interface, and the </text:span><text:a xlink:type="simple" xlink:href="https://en.wikipedia.org/wiki/Class_(computer_programming)" text:style-name="Internet_20_link" text:visited-style-name="Visited_20_Internet_20_Link"><text:span text:style-name="T6">class</text:span></text:a><text:span text:style-name="T2">, which is implementation.</text:span></text:p>
      <text:p text:style-name="P3">The meaning of the term "type" in computer science is rather similar to the meaning of the word "type" in everyday language. For example, a barman can ask a client what type of beverage does he or she want – coffee, tea or beer? A particular cup of coffee that the client receives is in the role of an instance, while two cups of coffee would form a set of two instances of coffee, determining its type at the same time.</text:p>
      <text:p text:style-name="P1"><text:span text:style-name="T2">In </text:span><text:a xlink:type="simple" xlink:href="https://en.wikipedia.org/wiki/Object-oriented_programming" text:style-name="Internet_20_link" text:visited-style-name="Visited_20_Internet_20_Link"><text:span text:style-name="T6">object-oriented programming</text:span></text:a><text:span text:style-name="T2">, a </text:span><text:span text:style-name="T1">class</text:span><text:span text:style-name="T2"> is an extensible program-code-template for creating </text:span><text:a xlink:type="simple" xlink:href="https://en.wikipedia.org/wiki/Object_(object-oriented_programming)" text:style-name="Internet_20_link" text:visited-style-name="Visited_20_Internet_20_Link"><text:span text:style-name="T6">objects</text:span></text:a><text:span text:style-name="T2">, providing initial values for state (</text:span><text:a xlink:type="simple" xlink:href="https://en.wikipedia.org/wiki/Member_variable" text:style-name="Internet_20_link" text:visited-style-name="Visited_20_Internet_20_Link"><text:span text:style-name="T6">member variables</text:span></text:a><text:span text:style-name="T2">) and implementations of behavior (member functions or </text:span><text:a xlink:type="simple" xlink:href="https://en.wikipedia.org/wiki/Method_(computer_programming)" text:style-name="Internet_20_link" text:visited-style-name="Visited_20_Internet_20_Link"><text:span text:style-name="T6">methods</text:span></text:a><text:span text:style-name="T2">).</text:span><text:bookmark text:name="cite_ref-FOOTNOTEGammaHelmJohnsonVlissides199514_1-0"/><text:a xlink:type="simple" xlink:href="https://en.wikipedia.org/wiki/Class_(computer_programming)#cite_note-FOOTNOTEGammaHelmJohnsonVlissides199514-1" text:style-name="Internet_20_link" text:visited-style-name="Visited_20_Internet_20_Link">[1]</text:a><text:bookmark text:name="cite_ref-FOOTNOTEBruce20022.1_Objects,_classes,_and_object_types,_https://books.google.com/books?id=9NGWq3K1RwUC&amp;pg=PA18_2-0"/><text:a xlink:type="simple" xlink:href="https://en.wikipedia.org/wiki/Class_(computer_programming)#cite_note-FOOTNOTEBruce20022.1_Objects,_classes,_and_object_types,_https://books.google.com/books?id=9NGWq3K1RwUC&amp;pg=PA18-2" text:style-name="Internet_20_link" text:visited-style-name="Visited_20_Internet_20_Link">[2]</text:a><text:span text:style-name="T2"> In many languages, the class name is used as the name for the class (the template itself), the name for the default </text:span><text:a xlink:type="simple" xlink:href="https://en.wikipedia.org/wiki/Constructor_(object-oriented_programming)" text:style-name="Internet_20_link" text:visited-style-name="Visited_20_Internet_20_Link"><text:span text:style-name="T6">constructor</text:span></text:a><text:span text:style-name="T2"> of the class (a </text:span><text:a xlink:type="simple" xlink:href="https://en.wikipedia.org/wiki/Subroutine" text:style-name="Internet_20_link" text:visited-style-name="Visited_20_Internet_20_Link"><text:span text:style-name="T6">subroutine</text:span></text:a><text:span text:style-name="T2"> that creates objects), and as the </text:span><text:a xlink:type="simple" xlink:href="https://en.wikipedia.org/wiki/Data_type" text:style-name="Internet_20_link" text:visited-style-name="Visited_20_Internet_20_Link"><text:span text:style-name="T6">type</text:span></text:a><text:span text:style-name="T2"> of objects generated by </text:span><text:a xlink:type="simple" xlink:href="https://en.wikipedia.org/wiki/Instance_(computer_science)" text:style-name="Internet_20_link" text:visited-style-name="Visited_20_Internet_20_Link"><text:span text:style-name="T6">instantiating</text:span></text:a><text:span text:style-name="T2"> the class; these distinct concepts are easily conflated.</text:span><text:bookmark text:name="cite_ref-FOOTNOTEBruce20022.1_Objects,_classes,_and_object_types,_https://books.google.com/books?id=9NGWq3K1RwUC&amp;pg=PA18_2-1"/><text:a xlink:type="simple" xlink:href="https://en.wikipedia.org/wiki/Class_(computer_programming)#cite_note-FOOTNOTEBruce20022.1_Objects,_classes,_and_object_types,_https://books.google.com/books?id=9NGWq3K1RwUC&amp;pg=PA18-2" text:style-name="Internet_20_link" text:visited-style-name="Visited_20_Internet_20_Link"><text:span text:style-name="T9">[2]</text:span></text:a></text:p>
      <text:p text:style-name="P2"><text:span text:style-name="T2">When an object is created by a constructor of the class, the resulting object is called an </text:span><text:a xlink:type="simple" xlink:href="https://en.wikipedia.org/wiki/Instance_(computer_science)" text:style-name="Internet_20_link" text:visited-style-name="Visited_20_Internet_20_Link"><text:span text:style-name="T6">instance</text:span></text:a><text:span text:style-name="T2"> of the class, and the member variables specific to the object are called </text:span><text:a xlink:type="simple" xlink:href="https://en.wikipedia.org/wiki/Instance_variable" text:style-name="Internet_20_link" text:visited-style-name="Visited_20_Internet_20_Link"><text:span text:style-name="T6">instance variables</text:span></text:a><text:span text:style-name="T2">, to contrast with the </text:span><text:a xlink:type="simple" xlink:href="https://en.wikipedia.org/wiki/Class_variable" text:style-name="Internet_20_link" text:visited-style-name="Visited_20_Internet_20_Link"><text:span text:style-name="T6">class variables</text:span></text:a><text:span text:style-name="T2"> shared across the class.</text:span></text:p>
      <text:p text:style-name="P2"><text:span text:style-name="T2">In some languages, classes are only a compile-time feature (new classes cannot be declared at runtime), while in other languages classes are </text:span><text:a xlink:type="simple" xlink:href="https://en.wikipedia.org/wiki/First-class_citizen" text:style-name="Internet_20_link" text:visited-style-name="Visited_20_Internet_20_Link"><text:span text:style-name="T6">first-class citizens</text:span></text:a><text:span text:style-name="T2">, and are generally themselves objects (typically of type </text:span><text:span text:style-name="Teletype"><text:span text:style-name="T5">Class</text:span></text:span><text:span text:style-name="T2"> or similar). In these languages, a class that creates classes is called a </text:span><text:a xlink:type="simple" xlink:href="https://en.wikipedia.org/wiki/Metaclass" text:style-name="Internet_20_link" text:visited-style-name="Visited_20_Internet_20_Link"><text:span text:style-name="T6">metaclass</text:span></text:a><text:span text:style-name="T2">.</text:span></text:p>
      <text:p text:style-name="P2"><text:soft-page-break/><text:span text:style-name="T2">In </text:span><text:a xlink:type="simple" xlink:href="https://en.wikipedia.org/wiki/Computer_science" text:style-name="Internet_20_link" text:visited-style-name="Visited_20_Internet_20_Link"><text:span text:style-name="T6">computer science</text:span></text:a><text:span text:style-name="T2">, </text:span><text:span text:style-name="T1">imperative programming</text:span><text:span text:style-name="T2"> is a </text:span><text:a xlink:type="simple" xlink:href="https://en.wikipedia.org/wiki/Programming_paradigm" text:style-name="Internet_20_link" text:visited-style-name="Visited_20_Internet_20_Link"><text:span text:style-name="T6">programming paradigm</text:span></text:a><text:span text:style-name="T2"> that uses </text:span><text:a xlink:type="simple" xlink:href="https://en.wikipedia.org/wiki/Statement_(computer_science)" text:style-name="Internet_20_link" text:visited-style-name="Visited_20_Internet_20_Link"><text:span text:style-name="T6">statements</text:span></text:a><text:span text:style-name="T2"> that change a program's </text:span><text:a xlink:type="simple" xlink:href="https://en.wikipedia.org/wiki/State_(computer_science)" text:style-name="Internet_20_link" text:visited-style-name="Visited_20_Internet_20_Link"><text:span text:style-name="T6">state</text:span></text:a><text:span text:style-name="T2">. In much the same way that the </text:span><text:a xlink:type="simple" xlink:href="https://en.wikipedia.org/wiki/Imperative_mood" text:style-name="Internet_20_link" text:visited-style-name="Visited_20_Internet_20_Link"><text:span text:style-name="T6">imperative mood</text:span></text:a><text:span text:style-name="T2"> in </text:span><text:a xlink:type="simple" xlink:href="https://en.wikipedia.org/wiki/Natural_language" text:style-name="Internet_20_link" text:visited-style-name="Visited_20_Internet_20_Link"><text:span text:style-name="T6">natural languages</text:span></text:a><text:span text:style-name="T2"> expresses commands, an imperative program consists of </text:span><text:a xlink:type="simple" xlink:href="https://en.wikipedia.org/wiki/Command_(computing)" text:style-name="Internet_20_link" text:visited-style-name="Visited_20_Internet_20_Link"><text:span text:style-name="T6">commands</text:span></text:a><text:span text:style-name="T2"> for the </text:span><text:a xlink:type="simple" xlink:href="https://en.wikipedia.org/wiki/Computer" text:style-name="Internet_20_link" text:visited-style-name="Visited_20_Internet_20_Link"><text:span text:style-name="T6">computer</text:span></text:a><text:span text:style-name="T2"> to perform. Imperative programming focuses on describing </text:span><text:span text:style-name="T3">how</text:span><text:span text:style-name="T2"> a program operates.</text:span></text:p>
      <text:p text:style-name="P2"><text:span text:style-name="T2">The term is often used in contrast to </text:span><text:a xlink:type="simple" xlink:href="https://en.wikipedia.org/wiki/Declarative_programming" text:style-name="Internet_20_link" text:visited-style-name="Visited_20_Internet_20_Link"><text:span text:style-name="T6">declarative programming</text:span></text:a><text:span text:style-name="T2">, which focuses on </text:span><text:span text:style-name="T3">what</text:span><text:span text:style-name="T2"> the program should accomplish without specifying </text:span><text:span text:style-name="T3">how</text:span><text:span text:style-name="T2"> the program should achieve the result.</text:span></text:p>
      <text:p text:style-name="P1"><text:span text:style-name="T1">Procedural programming</text:span><text:span text:style-name="T2"> is a </text:span><text:a xlink:type="simple" xlink:href="https://en.wikipedia.org/wiki/Programming_paradigm" text:style-name="Internet_20_link" text:visited-style-name="Visited_20_Internet_20_Link"><text:span text:style-name="T6">programming paradigm</text:span></text:a><text:span text:style-name="T2">, derived from </text:span><text:a xlink:type="simple" xlink:href="https://en.wikipedia.org/wiki/Structured_programming" text:style-name="Internet_20_link" text:visited-style-name="Visited_20_Internet_20_Link"><text:span text:style-name="T6">structured programming</text:span></text:a><text:span text:style-name="T2">, based upon the concept of the </text:span><text:span text:style-name="T3">procedure call</text:span><text:span text:style-name="T2">. Procedures, also known as routines, </text:span><text:a xlink:type="simple" xlink:href="https://en.wikipedia.org/wiki/Subroutine" text:style-name="Internet_20_link" text:visited-style-name="Visited_20_Internet_20_Link"><text:span text:style-name="T6">subroutines</text:span></text:a><text:span text:style-name="T2">, or functions (not to be confused with mathematical functions, but similar to those used in </text:span><text:a xlink:type="simple" xlink:href="https://en.wikipedia.org/wiki/Functional_programming" text:style-name="Internet_20_link" text:visited-style-name="Visited_20_Internet_20_Link"><text:span text:style-name="T6">functional programming</text:span></text:a><text:span text:style-name="T2">), simply contain a series of computational steps to be carried out. Any given procedure might be called at any point during a program's execution, including by other procedures or itself. The first major procedural programming languages first appeared circa 1960, including </text:span><text:a xlink:type="simple" xlink:href="https://en.wikipedia.org/wiki/Fortran" text:style-name="Internet_20_link" text:visited-style-name="Visited_20_Internet_20_Link"><text:span text:style-name="T6">Fortran</text:span></text:a><text:span text:style-name="T2">, </text:span><text:a xlink:type="simple" xlink:href="https://en.wikipedia.org/wiki/ALGOL" text:style-name="Internet_20_link" text:visited-style-name="Visited_20_Internet_20_Link"><text:span text:style-name="T6">ALGOL</text:span></text:a><text:span text:style-name="T2">, </text:span><text:a xlink:type="simple" xlink:href="https://en.wikipedia.org/wiki/COBOL" text:style-name="Internet_20_link" text:visited-style-name="Visited_20_Internet_20_Link"><text:span text:style-name="T6">COBOL</text:span></text:a><text:span text:style-name="T2"> and </text:span><text:a xlink:type="simple" xlink:href="https://en.wikipedia.org/wiki/BASIC" text:style-name="Internet_20_link" text:visited-style-name="Visited_20_Internet_20_Link"><text:span text:style-name="T6">BASIC</text:span></text:a><text:span text:style-name="T2">.</text:span><text:bookmark text:name="cite_ref-:0_1-0"/><text:a xlink:type="simple" xlink:href="https://en.wikipedia.org/wiki/Procedural_programming#cite_note-:0-1" text:style-name="Internet_20_link" text:visited-style-name="Visited_20_Internet_20_Link"><text:span text:style-name="T9">[1]</text:span></text:a><text:span text:style-name="T2"> </text:span><text:a xlink:type="simple" xlink:href="https://en.wikipedia.org/wiki/Pascal_(programming_language)" text:style-name="Internet_20_link" text:visited-style-name="Visited_20_Internet_20_Link"><text:span text:style-name="T6">Pascal</text:span></text:a><text:span text:style-name="T2"> and </text:span><text:a xlink:type="simple" xlink:href="https://en.wikipedia.org/wiki/C_(programming_language)" text:style-name="Internet_20_link" text:visited-style-name="Visited_20_Internet_20_Link"><text:span text:style-name="T6">C</text:span></text:a><text:span text:style-name="T2"> were published closer to the 1970s, while </text:span><text:a xlink:type="simple" xlink:href="https://en.wikipedia.org/wiki/Ada_(programming_language)" text:style-name="Internet_20_link" text:visited-style-name="Visited_20_Internet_20_Link"><text:span text:style-name="T6">Ada</text:span></text:a><text:span text:style-name="T2"> was released in 1980.</text:span><text:bookmark text:name="cite_ref-:0_1-1"/><text:a xlink:type="simple" xlink:href="https://en.wikipedia.org/wiki/Procedural_programming#cite_note-:0-1" text:style-name="Internet_20_link" text:visited-style-name="Visited_20_Internet_20_Link"><text:span text:style-name="T9">[1]</text:span></text:a><text:span text:style-name="T2"> </text:span><text:a xlink:type="simple" xlink:href="https://en.wikipedia.org/wiki/Go_(programming_language)" text:style-name="Internet_20_link" text:visited-style-name="Visited_20_Internet_20_Link"><text:span text:style-name="T6">Go</text:span></text:a><text:span text:style-name="T2"> is an example of a more modern procedural language, first published in 2009.</text:span></text:p>
      <text:p text:style-name="P1"><text:a xlink:type="simple" xlink:href="https://en.wikipedia.org/wiki/Central_processing_unit" text:style-name="Internet_20_link" text:visited-style-name="Visited_20_Internet_20_Link"><text:span text:style-name="T6">Computer processors</text:span></text:a><text:span text:style-name="T2"> provide hardware support for procedural programming through a </text:span><text:a xlink:type="simple" xlink:href="https://en.wikipedia.org/wiki/Stack_register" text:style-name="Internet_20_link" text:visited-style-name="Visited_20_Internet_20_Link"><text:span text:style-name="T6">stack register</text:span></text:a><text:span text:style-name="T2"> and instructions for </text:span><text:a xlink:type="simple" xlink:href="https://en.wikipedia.org/wiki/Subroutine#Jump_to_subroutine" text:style-name="Internet_20_link" text:visited-style-name="Visited_20_Internet_20_Link"><text:span text:style-name="T6">calling procedures</text:span></text:a><text:span text:style-name="T2"> and returning from them. Hardware support for other types of programming is possible, but no attempt was commercially successful (for example </text:span><text:a xlink:type="simple" xlink:href="https://en.wikipedia.org/wiki/Lisp_machines" text:style-name="Internet_20_link" text:visited-style-name="Visited_20_Internet_20_Link"><text:span text:style-name="T6">Lisp machines</text:span></text:a><text:span text:style-name="T2"> or </text:span><text:a xlink:type="simple" xlink:href="https://en.wikipedia.org/wiki/Java_processor" text:style-name="Internet_20_link" text:visited-style-name="Visited_20_Internet_20_Link"><text:span text:style-name="T6">Java processors</text:span></text:a><text:span text:style-name="T4">[</text:span><text:a xlink:type="simple" xlink:href="https://en.wikipedia.org/wiki/Java_processor" text:style-name="Internet_20_link" text:visited-style-name="Visited_20_Internet_20_Link"><text:span text:style-name="T10">contradictory</text:span></text:a><text:span text:style-name="T4">]</text:span><text:span text:style-name="T2">).</text:span></text:p>
      <text:section text:style-name="Sect1" text:name="toc">
        <text:p text:style-name="P4"/>
      </text:section>
      <text:p text:style-name="P1"><text:span text:style-name="T2">In </text:span><text:a xlink:type="simple" xlink:href="https://en.wikipedia.org/wiki/Computer_science" text:style-name="Internet_20_link" text:visited-style-name="Visited_20_Internet_20_Link"><text:span text:style-name="T6">computer science</text:span></text:a><text:span text:style-name="T2">, a </text:span><text:a xlink:type="simple" xlink:href="https://en.wikipedia.org/wiki/Programming_language" text:style-name="Internet_20_link" text:visited-style-name="Visited_20_Internet_20_Link"><text:span text:style-name="T6">programming language</text:span></text:a><text:span text:style-name="T2"> is said to have </text:span><text:span text:style-name="T1">first-class functions</text:span><text:span text:style-name="T2"> if it treats </text:span><text:a xlink:type="simple" xlink:href="https://en.wikipedia.org/wiki/Function_(programming)" text:style-name="Internet_20_link" text:visited-style-name="Visited_20_Internet_20_Link"><text:span text:style-name="T6">functions</text:span></text:a><text:span text:style-name="T2"> as </text:span><text:a xlink:type="simple" xlink:href="https://en.wikipedia.org/wiki/First-class_citizen" text:style-name="Internet_20_link" text:visited-style-name="Visited_20_Internet_20_Link"><text:span text:style-name="T6">first-class citizens</text:span></text:a><text:span text:style-name="T2">. This means the language supports passing functions as arguments to other functions, returning them as the values from other functions, and assigning them to variables or storing them in data structures.</text:span><text:bookmark text:name="cite_ref-16"/><text:a xlink:type="simple" xlink:href="https://en.wikipedia.org/wiki/First-class_function#cite_note-1" text:style-name="Internet_20_link" text:visited-style-name="Visited_20_Internet_20_Link"><text:span text:style-name="T9">[1]</text:span></text:a><text:span text:style-name="T2"> Some programming language theorists require support for </text:span><text:a xlink:type="simple" xlink:href="https://en.wikipedia.org/wiki/Anonymous_function" text:style-name="Internet_20_link" text:visited-style-name="Visited_20_Internet_20_Link"><text:span text:style-name="T6">anonymous functions</text:span></text:a><text:span text:style-name="T2"> (function literals) as well.</text:span><text:bookmark text:name="cite_ref-test_2-0"/><text:a xlink:type="simple" xlink:href="https://en.wikipedia.org/wiki/First-class_function#cite_note-test-2" text:style-name="Internet_20_link" text:visited-style-name="Visited_20_Internet_20_Link"><text:span text:style-name="T9">[2]</text:span></text:a><text:span text:style-name="T2"> In languages with first-class functions, the </text:span><text:a xlink:type="simple" xlink:href="https://en.wikipedia.org/wiki/Name_(computer_science)" text:style-name="Internet_20_link" text:visited-style-name="Visited_20_Internet_20_Link"><text:span text:style-name="T6">names</text:span></text:a><text:span text:style-name="T2"> of functions do not have any special status; they are treated like ordinary </text:span><text:a xlink:type="simple" xlink:href="https://en.wikipedia.org/wiki/Variable_(computer_science)" text:style-name="Internet_20_link" text:visited-style-name="Visited_20_Internet_20_Link"><text:span text:style-name="T6">variables</text:span></text:a><text:span text:style-name="T2"> with a </text:span><text:a xlink:type="simple" xlink:href="https://en.wikipedia.org/wiki/Function_type" text:style-name="Internet_20_link" text:visited-style-name="Visited_20_Internet_20_Link"><text:span text:style-name="T6">function type</text:span></text:a><text:span text:style-name="T2">.</text:span><text:bookmark text:name="cite_ref-31"/><text:a xlink:type="simple" xlink:href="https://en.wikipedia.org/wiki/First-class_function#cite_note-3" text:style-name="Internet_20_link" text:visited-style-name="Visited_20_Internet_20_Link"><text:span text:style-name="T9">[3]</text:span></text:a><text:span text:style-name="T2"> The term was coined by </text:span><text:a xlink:type="simple" xlink:href="https://en.wikipedia.org/wiki/Christopher_Strachey" text:style-name="Internet_20_link" text:visited-style-name="Visited_20_Internet_20_Link"><text:span text:style-name="T6">Christopher Strachey</text:span></text:a><text:span text:style-name="T2"> in the context of "functions as first-class citizens" in the mid-1960s.</text:span><text:bookmark text:name="cite_ref-strachey_4-0"/><text:a xlink:type="simple" xlink:href="https://en.wikipedia.org/wiki/First-class_function#cite_note-strachey-4" text:style-name="Internet_20_link" text:visited-style-name="Visited_20_Internet_20_Link"><text:span text:style-name="T9">[4]</text:span></text:a></text:p>
      <text:p text:style-name="P2"><text:span text:style-name="T2">First-class functions are a necessity for the </text:span><text:a xlink:type="simple" xlink:href="https://en.wikipedia.org/wiki/Functional_programming" text:style-name="Internet_20_link" text:visited-style-name="Visited_20_Internet_20_Link"><text:span text:style-name="T6">functional programming</text:span></text:a><text:span text:style-name="T2"> style, in which the use of </text:span><text:a xlink:type="simple" xlink:href="https://en.wikipedia.org/wiki/Higher-order_function" text:style-name="Internet_20_link" text:visited-style-name="Visited_20_Internet_20_Link"><text:span text:style-name="T6">higher-order functions</text:span></text:a><text:span text:style-name="T2"> is a standard practice. A simple example of a higher-ordered function is the </text:span><text:a xlink:type="simple" xlink:href="https://en.wikipedia.org/wiki/Map_(higher-order_function)" text:style-name="Internet_20_link" text:visited-style-name="Visited_20_Internet_20_Link"><text:span text:style-name="T8">map</text:span></text:a><text:span text:style-name="T2"> function, which takes, as its arguments, a function and a list, and returns the list formed by applying the function to each member of the list. For a language to support </text:span><text:span text:style-name="T3">map</text:span><text:span text:style-name="T2">, it must support passing a function as an argument.</text:span></text:p>
      <text:p text:style-name="P1"><text:span text:style-name="T2">There are certain implementation difficulties in passing functions as arguments or returning them as results, especially in the presence of </text:span><text:a xlink:type="simple" xlink:href="https://en.wikipedia.org/wiki/Non-local_variable" text:style-name="Internet_20_link" text:visited-style-name="Visited_20_Internet_20_Link"><text:span text:style-name="T6">non-local variables</text:span></text:a><text:span text:style-name="T2"> introduced in </text:span><text:a xlink:type="simple" xlink:href="https://en.wikipedia.org/wiki/Nested_function" text:style-name="Internet_20_link" text:visited-style-name="Visited_20_Internet_20_Link"><text:span text:style-name="T6">nested</text:span></text:a><text:span text:style-name="T2"> and </text:span><text:a xlink:type="simple" xlink:href="https://en.wikipedia.org/wiki/Anonymous_function" text:style-name="Internet_20_link" text:visited-style-name="Visited_20_Internet_20_Link"><text:span text:style-name="T6">anonymous functions</text:span></text:a><text:span text:style-name="T2">. Historically, these were termed the </text:span><text:a xlink:type="simple" xlink:href="https://en.wikipedia.org/wiki/Funarg_problem" text:style-name="Internet_20_link" text:visited-style-name="Visited_20_Internet_20_Link"><text:span text:style-name="T6">funarg problems</text:span></text:a><text:span text:style-name="T2">, the name coming from "function argument".</text:span><text:bookmark text:name="cite_ref-5"/><text:a xlink:type="simple" xlink:href="https://en.wikipedia.org/wiki/First-class_function#cite_note-5" text:style-name="Internet_20_link" text:visited-style-name="Visited_20_Internet_20_Link"><text:span text:style-name="T9">[5]</text:span></text:a><text:span text:style-name="T2"> In early imperative languages these problems were avoided by either not supporting functions as result types (e.g. </text:span><text:a xlink:type="simple" xlink:href="https://en.wikipedia.org/wiki/ALGOL_60" text:style-name="Internet_20_link" text:visited-style-name="Visited_20_Internet_20_Link"><text:span text:style-name="T6">ALGOL 60</text:span></text:a><text:span text:style-name="T2">, </text:span><text:a xlink:type="simple" xlink:href="https://en.wikipedia.org/wiki/Pascal_(programming_language)" text:style-name="Internet_20_link" text:visited-style-name="Visited_20_Internet_20_Link"><text:span text:style-name="T6">Pascal</text:span></text:a><text:span text:style-name="T2">) or omitting nested functions and thus non-local variables (e.g. </text:span><text:a xlink:type="simple" xlink:href="https://en.wikipedia.org/wiki/C_(programming_language)" text:style-name="Internet_20_link" text:visited-style-name="Visited_20_Internet_20_Link"><text:span text:style-name="T6">C</text:span></text:a><text:span text:style-name="T2">). The early functional language </text:span><text:a xlink:type="simple" xlink:href="https://en.wikipedia.org/wiki/Lisp_(programming_language)" text:style-name="Internet_20_link" text:visited-style-name="Visited_20_Internet_20_Link"><text:span text:style-name="T6">Lisp</text:span></text:a><text:span text:style-name="T2"> took the approach of </text:span><text:a xlink:type="simple" xlink:href="https://en.wikipedia.org/wiki/Dynamic_scoping" text:style-name="Internet_20_link" text:visited-style-name="Visited_20_Internet_20_Link"><text:span text:style-name="T6">dynamic scoping</text:span></text:a><text:span text:style-name="T2">, where non-local variables refer to the closest definition of that variable at the point where the function is executed, instead of where it was defined. Proper support for </text:span><text:a xlink:type="simple" xlink:href="https://en.wikipedia.org/wiki/Lexically_scoped" text:style-name="Internet_20_link" text:visited-style-name="Visited_20_Internet_20_Link"><text:span text:style-name="T6">lexically scoped</text:span></text:a><text:span text:style-name="T2"> first-class functions was introduced in </text:span><text:a xlink:type="simple" xlink:href="https://en.wikipedia.org/wiki/Scheme_(programming_language)" text:style-name="Internet_20_link" text:visited-style-name="Visited_20_Internet_20_Link"><text:span text:style-name="T6">Scheme</text:span></text:a><text:span text:style-name="T2"> and requires handling references to functions as </text:span><text:a xlink:type="simple" xlink:href="https://en.wikipedia.org/wiki/Closure_(computer_science)" text:style-name="Internet_20_link" text:visited-style-name="Visited_20_Internet_20_Link"><text:span text:style-name="T6">closures</text:span></text:a><text:span text:style-name="T2"> instead of bare </text:span><text:a xlink:type="simple" xlink:href="https://en.wikipedia.org/wiki/Function_pointer" text:style-name="Internet_20_link" text:visited-style-name="Visited_20_Internet_20_Link"><text:span text:style-name="T6">function pointers</text:span></text:a><text:span text:style-name="T2">,</text:span><text:bookmark text:name="cite_ref-strachey_4-1"/><text:a xlink:type="simple" xlink:href="https://en.wikipedia.org/wiki/First-class_function#cite_note-strachey-4" text:style-name="Internet_20_link" text:visited-style-name="Visited_20_Internet_20_Link"><text:span text:style-name="T9">[4]</text:span></text:a><text:span text:style-name="T2"> which in turn makes </text:span><text:a xlink:type="simple" xlink:href="https://en.wikipedia.org/wiki/Garbage_collection_(computer_science)" text:style-name="Internet_20_link" text:visited-style-name="Visited_20_Internet_20_Link"><text:span text:style-name="T6">garbage collection</text:span></text:a><text:span text:style-name="T2"> a necessity.</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5T15:18:27.937000000</meta:creation-date>
    <dc:date>2018-04-05T15:23:37.629000000</dc:date>
    <meta:editing-duration>PT5M9S</meta:editing-duration>
    <meta:editing-cycles>3</meta:editing-cycles>
    <meta:generator>LibreOffice/5.2.3.3$Windows_x86 LibreOffice_project/d54a8868f08a7b39642414cf2c8ef2f228f780cf</meta:generator>
    <meta:document-statistic meta:table-count="0" meta:image-count="0" meta:object-count="0" meta:page-count="4" meta:paragraph-count="42" meta:word-count="2455" meta:character-count="15641" meta:non-whitespace-character-count="13233"/>
  </office:meta>
</office:document-meta>
</file>